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Game Design</text:p>
      <text:p text:style-name="P2"/>
      <text:p text:style-name="P2"/>
      <text:p text:style-name="P3">Tetr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y : Maxime Duboy</text:p>
      <text:p text:style-name="P3">Student ID : 15129064</text:p>
      <text:p text:style-name="P3"/>
      <text:p text:style-name="P3"/>
      <text:p text:style-name="P3"><text:soft-page-break/></text:p>
      <text:p text:style-name="P3">Basic Game Description and rules</text:p>
      <text:p text:style-name="P3"/>
      <text:list xml:id="list1427615084198443221" text:style-name="L1">
        <text:list-item>
          <text:p text:style-name="P8">1 player game, the goal is to make some lines with some puzzles pieces,</text:p>
        </text:list-item>
        <text:list-item>
          <text:p text:style-name="P8">The main goal is to have a high score,</text:p>
        </text:list-item>
        <text:list-item>
          <text:p text:style-name="P8">When a line (of pieces) is full, this line is delete and some points are add to the score,</text:p>
        </text:list-item>
        <text:list-item>
          <text:p text:style-name="P8">The game is set in a grid (32*10)</text:p>
        </text:list-item>
        <text:list-item>
          <text:p text:style-name="P8">The pieces fall randomly and have random patterns,</text:p>
        </text:list-item>
        <text:list-item>
          <text:p text:style-name="P8">The player lost if a piece research the top of the screen,</text:p>
        </text:list-item>
      </text:list>
      <text:p text:style-name="P7"/>
      <text:p text:style-name="P10"><text:span text:style-name="T1">How to play</text:span></text:p>
      <text:p text:style-name="P10"><text:span text:style-name="T1"/></text:p>
      <text:list xml:id="list7184300840690211850" text:style-name="L2">
        <text:list-item>
          <text:p text:style-name="P9">The player is a joystick to control the pieces</text:p>
        </text:list-item>
        <text:list-item>
          <text:p text:style-name="P9">The player only control the falling piece (if a piece touch a wall or another piece, it is freeze)</text:p>
        </text:list-item>
        <text:list-item>
          <text:p text:style-name="P9">The player control the piece and decide it direction which can be right, left or down (No up),</text:p>
        </text:list-item>
        <text:list-item>
          <text:p text:style-name="P9">The player can pause the game and restart it after</text:p>
        </text:list-item>
      </text:list>
      <text:p text:style-name="P7"/>
      <text:p text:style-name="P3">Goal</text:p>
      <text:list xml:id="list8403753806475737240" text:style-name="L3">
        <text:list-item>
          <text:p text:style-name="P5"><text:span text:style-name="T2">The goal is to archive the best score by making some lines and destroy pieces</text:span></text:p>
        </text:list-item>
        <text:list-item>
          <text:p text:style-name="P5"><text:span text:style-name="T2">At the end of a game the score is save and compare with previous games results,</text:span></text:p>
        </text:list-item>
        <text:list-item>
          <text:p text:style-name="P5"><text:span text:style-name="T2">Only 10 best scores are save, if a score is better than a score save, it will remplace it</text:span></text:p>
        </text:list-item>
      </text:list>
      <text:p text:style-name="P4"><text:span text:style-name="T2"/></text:p>
      <text:p text:style-name="P3">Game Component</text:p>
      <text:list xml:id="list5912482511687130654" text:style-name="L4">
        <text:list-item>
          <text:p text:style-name="P6"><text:span text:style-name="T2">7 differents pieces of different shapes</text:span></text:p>
        </text:list-item>
        <text:list-item>
          <text:p text:style-name="P6"><text:span text:style-name="T2">One board for falling pieces (32*10 cubes)</text:span></text:p>
        </text:list-item>
        <text:list-item>
          <text:p text:style-name="P6"><text:span text:style-name="T2">Player score</text:span></text:p>
        </text:list-item>
        <text:list-item>
          <text:p text:style-name="P6"><text:span text:style-name="T2">1 Play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53S</meta:editing-duration>
    <meta:editing-cycles>4</meta:editing-cycles>
    <meta:generator>OpenOffice/4.1.2$Win32 OpenOffice.org_project/412m3$Build-9782</meta:generator>
    <dc:date>2016-03-12T00:19:24.41</dc:date>
    <meta:document-statistic meta:table-count="0" meta:image-count="0" meta:object-count="0" meta:page-count="2" meta:paragraph-count="25" meta:word-count="232" meta:character-count="1107"/>
    <meta:user-defined meta:name="Info 1"/>
    <meta:user-defined meta:name="Info 2"/>
    <meta:user-defined meta:name="Info 3"/>
    <meta:user-defined meta:name="Info 4"/>
  </office:meta>
</office:document-meta>
</file>